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36cm"/>
    </style:style>
    <style:style style:name="co2" style:family="table-column">
      <style:table-column-properties fo:break-before="auto" style:column-width="3.279cm"/>
    </style:style>
    <style:style style:name="co3" style:family="table-column">
      <style:table-column-properties fo:break-before="auto" style:column-width="5.44cm"/>
    </style:style>
    <style:style style:name="co4" style:family="table-column">
      <style:table-column-properties fo:break-before="auto" style:column-width="4.646cm"/>
    </style:style>
    <style:style style:name="co5" style:family="table-column">
      <style:table-column-properties fo:break-before="auto" style:column-width="1.584cm"/>
    </style:style>
    <style:style style:name="co6" style:family="table-column">
      <style:table-column-properties fo:break-before="auto" style:column-width="2.67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26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" style:family="table-cell" style:parent-style-name="Default" style:data-style-name="N106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06">
      <style:table-cell-properties fo:background-color="#ff0000"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00">
      <style:table-cell-properties fo:background-color="#33cc66"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00">
      <style:table-cell-properties fo:background-color="#47b8b8"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00">
      <style:table-cell-properties fo:background-color="#ffff66"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00">
      <style:table-cell-properties fo:background-color="#ff0000"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100">
      <style:table-cell-properties fo:background-color="#ff3333"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100">
      <style:table-cell-properties fo:background-color="#e6e6e6"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7"/>
        <table:table-row table:style-name="ro1">
          <table:table-cell office:value-type="string">
            <text:p>ref</text:p>
          </table:table-cell>
          <table:table-cell office:value-type="string">
            <text:p>value</text:p>
          </table:table-cell>
          <table:table-cell office:value-type="string">
            <text:p>component info</text:p>
          </table:table-cell>
          <table:table-cell office:value-type="string">
            <text:p>manufacturer ref</text:p>
          </table:table-cell>
          <table:table-cell office:value-type="string">
            <text:p>price</text:p>
          </table:table-cell>
          <table:table-cell office:value-type="string">
            <text:p>footprint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2</text:p>
          </table:table-cell>
          <table:table-cell office:value-type="string">
            <text:p>24pF</text:p>
          </table:table-cell>
          <table:table-cell office:value-type="string">
            <text:p>Ceramic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3</text:p>
          </table:table-cell>
          <table:table-cell office:value-type="string">
            <text:p>24pF</text:p>
          </table:table-cell>
          <table:table-cell office:value-type="string">
            <text:p>Ceramic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4</text:p>
          </table:table-cell>
          <table:table-cell office:value-type="string">
            <text:p>10nF</text:p>
          </table:table-cell>
          <table:table-cell office:value-type="string">
            <text:p>Ceramic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5</text:p>
          </table:table-cell>
          <table:table-cell office:value-type="string">
            <text:p>4.7uF</text:p>
          </table:table-cell>
          <table:table-cell table:style-name="ce4" office:value-type="string">
            <text:p>Ceramic, LSR, 0805</text:p>
          </table:table-cell>
          <table:table-cell office:value-type="string">
            <text:p>VJ0805V475ZXQTW1BC</text:p>
          </table:table-cell>
          <table:table-cell table:style-name="ce4"/>
          <table:table-cell table:style-name="ce8" office:value-type="string">
            <text:p>0805</text:p>
          </table:table-cell>
        </table:table-row>
        <table:table-row table:style-name="ro1">
          <table:table-cell office:value-type="string">
            <text:p>C6</text:p>
          </table:table-cell>
          <table:table-cell office:value-type="string">
            <text:p>1uF</text:p>
          </table:table-cell>
          <table:table-cell office:value-type="string">
            <text:p>Tantalum, 1206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1206</text:p>
          </table:table-cell>
        </table:table-row>
        <table:table-row table:style-name="ro1">
          <table:table-cell office:value-type="string">
            <text:p>C7</text:p>
          </table:table-cell>
          <table:table-cell office:value-type="string">
            <text:p>1uF</text:p>
          </table:table-cell>
          <table:table-cell office:value-type="string">
            <text:p>Tantalum, 1206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1206</text:p>
          </table:table-cell>
        </table:table-row>
        <table:table-row table:style-name="ro1">
          <table:table-cell office:value-type="string">
            <text:p>C8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9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10</text:p>
          </table:table-cell>
          <table:table-cell office:value-type="string">
            <text:p>4.7uF X7R 0805</text:p>
          </table:table-cell>
          <table:table-cell office:value-type="string">
            <text:p>X7R cap, 0805</text:p>
          </table:table-cell>
          <table:table-cell office:value-type="string">
            <text:p>C2012X7R1A475M125AC</text:p>
          </table:table-cell>
          <table:table-cell/>
          <table:table-cell table:style-name="ce8" office:value-type="string">
            <text:p>0805</text:p>
          </table:table-cell>
        </table:table-row>
        <table:table-row table:style-name="ro1">
          <table:table-cell office:value-type="string">
            <text:p>C11</text:p>
          </table:table-cell>
          <table:table-cell office:value-type="string">
            <text:p>220nF</text:p>
          </table:table-cell>
          <table:table-cell table:style-name="ce4" office:value-type="string">
            <text:p>Ceramic, LSR, 0603</text:p>
          </table:table-cell>
          <table:table-cell office:value-type="string">
            <text:p>CC0603KRX7R7BB224</text:p>
          </table:table-cell>
          <table:table-cell table:style-name="ce4"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12</text:p>
          </table:table-cell>
          <table:table-cell office:value-type="string">
            <text:p>1uF X7R 0805</text:p>
          </table:table-cell>
          <table:table-cell office:value-type="string">
            <text:p>X7R cap, 0805</text:p>
          </table:table-cell>
          <table:table-cell office:value-type="string">
            <text:p>VJ0805Y105KXQTW1BC</text:p>
          </table:table-cell>
          <table:table-cell/>
          <table:table-cell table:style-name="ce8" office:value-type="string">
            <text:p>0805</text:p>
          </table:table-cell>
        </table:table-row>
        <table:table-row table:style-name="ro1">
          <table:table-cell office:value-type="string">
            <text:p>C13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14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15</text:p>
          </table:table-cell>
          <table:table-cell office:value-type="string">
            <text:p>2.2uF</text:p>
          </table:table-cell>
          <table:table-cell office:value-type="string">
            <text:p>Tantalum ESR &lt; 2, 1411 </text:p>
          </table:table-cell>
          <table:table-cell office:value-type="string">
            <text:p>T491B225K016AT</text:p>
          </table:table-cell>
          <table:table-cell table:style-name="Default"/>
          <table:table-cell table:style-name="ce9" office:value-type="string">
            <text:p>1411</text:p>
          </table:table-cell>
        </table:table-row>
        <table:table-row table:style-name="ro1">
          <table:table-cell office:value-type="string">
            <text:p>C16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17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18</text:p>
          </table:table-cell>
          <table:table-cell office:value-type="string">
            <text:p>2.2uF</text:p>
          </table:table-cell>
          <table:table-cell office:value-type="string">
            <text:p>Tantalum ESR &lt; 2, 1411 </text:p>
          </table:table-cell>
          <table:table-cell office:value-type="string">
            <text:p>T491B225K016AT</text:p>
          </table:table-cell>
          <table:table-cell table:style-name="Default"/>
          <table:table-cell table:style-name="ce9" office:value-type="string">
            <text:p>1411</text:p>
          </table:table-cell>
        </table:table-row>
        <table:table-row table:style-name="ro1">
          <table:table-cell office:value-type="string">
            <text:p>C19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20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21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22</text:p>
          </table:table-cell>
          <table:table-cell office:value-type="string">
            <text:p>22uF</text:p>
          </table:table-cell>
          <table:table-cell office:value-type="string">
            <text:p>Electrolytic, 5x5.3x5.3</text:p>
          </table:table-cell>
          <table:table-cell office:value-type="string">
            <text:p>AVE226M10C12T-F</text:p>
          </table:table-cell>
          <table:table-cell/>
          <table:table-cell table:style-name="ce8" office:value-type="string">
            <text:p>Custom (done)</text:p>
          </table:table-cell>
        </table:table-row>
        <table:table-row table:style-name="ro1">
          <table:table-cell office:value-type="string">
            <text:p>C23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24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25</text:p>
          </table:table-cell>
          <table:table-cell office:value-type="string">
            <text:p>1uF</text:p>
          </table:table-cell>
          <table:table-cell office:value-type="string">
            <text:p>Ceramic, 0603</text:p>
          </table:table-cell>
          <table:table-cell office:value-type="string">
            <text:p>VJ0603V105MXQP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26</text:p>
          </table:table-cell>
          <table:table-cell office:value-type="string">
            <text:p>1uF</text:p>
          </table:table-cell>
          <table:table-cell office:value-type="string">
            <text:p>Ceramic, 0603</text:p>
          </table:table-cell>
          <table:table-cell office:value-type="string">
            <text:p>VJ0603V105MXQP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R1</text:p>
          </table:table-cell>
          <table:table-cell office:value-type="string">
            <text:p>CG0603MLC-05LE</text:p>
          </table:table-cell>
          <table:table-cell office:value-type="string">
            <text:p>ESD Suppressor</text:p>
          </table:table-cell>
          <table:table-cell office:value-type="string">
            <text:p>652-CG0603MLC-05LE</text:p>
          </table:table-cell>
          <table:table-cell table:style-name="ce5" office:value-type="currency" office:currency="EUR" office:value="0.32">
            <text:p>0,32 €</text:p>
          </table:table-cell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R2</text:p>
          </table:table-cell>
          <table:table-cell office:value-type="string">
            <text:p>CG0603MLC-05LE</text:p>
          </table:table-cell>
          <table:table-cell office:value-type="string">
            <text:p>ESD Suppressor</text:p>
          </table:table-cell>
          <table:table-cell office:value-type="string">
            <text:p>652-CG0603MLC-05LE</text:p>
          </table:table-cell>
          <table:table-cell table:style-name="ce5" office:value-type="currency" office:currency="EUR" office:value="0.32">
            <text:p>0,32 €</text:p>
          </table:table-cell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D1</text:p>
          </table:table-cell>
          <table:table-cell office:value-type="string">
            <text:p>GREEN</text:p>
          </table:table-cell>
          <table:table-cell office:value-type="string">
            <text:p>Green LED, 0603</text:p>
          </table:table-cell>
          <table:table-cell office:value-type="string">
            <text:p>-</text:p>
          </table:table-cell>
          <table:table-cell/>
          <table:table-cell table:style-name="ce9" office:value-type="string">
            <text:p>Mod footprint</text:p>
          </table:table-cell>
        </table:table-row>
        <table:table-row table:style-name="ro1">
          <table:table-cell office:value-type="string">
            <text:p>D2</text:p>
          </table:table-cell>
          <table:table-cell office:value-type="string">
            <text:p>ORANGE</text:p>
          </table:table-cell>
          <table:table-cell office:value-type="string">
            <text:p>Orange LED, 0603</text:p>
          </table:table-cell>
          <table:table-cell office:value-type="string">
            <text:p>-</text:p>
          </table:table-cell>
          <table:table-cell/>
          <table:table-cell table:style-name="ce9" office:value-type="string">
            <text:p>Mod footprint</text:p>
          </table:table-cell>
        </table:table-row>
        <table:table-row table:style-name="ro1">
          <table:table-cell office:value-type="string">
            <text:p>D3</text:p>
          </table:table-cell>
          <table:table-cell office:value-type="string">
            <text:p>RED</text:p>
          </table:table-cell>
          <table:table-cell office:value-type="string">
            <text:p>Red LED, 0603</text:p>
          </table:table-cell>
          <table:table-cell office:value-type="string">
            <text:p>-</text:p>
          </table:table-cell>
          <table:table-cell/>
          <table:table-cell table:style-name="ce9" office:value-type="string">
            <text:p>Mod footprint</text:p>
          </table:table-cell>
        </table:table-row>
        <table:table-row table:style-name="ro1">
          <table:table-cell office:value-type="string">
            <text:p>D4</text:p>
          </table:table-cell>
          <table:table-cell office:value-type="string">
            <text:p>BLUE</text:p>
          </table:table-cell>
          <table:table-cell office:value-type="string">
            <text:p>Blue LED, 0603</text:p>
          </table:table-cell>
          <table:table-cell office:value-type="string">
            <text:p>-</text:p>
          </table:table-cell>
          <table:table-cell/>
          <table:table-cell table:style-name="ce9" office:value-type="string">
            <text:p>Mod footprint</text:p>
          </table:table-cell>
        </table:table-row>
        <table:table-row table:style-name="ro1">
          <table:table-cell office:value-type="string">
            <text:p>D5</text:p>
          </table:table-cell>
          <table:table-cell office:value-type="string">
            <text:p>D_SCHOTTKY</text:p>
          </table:table-cell>
          <table:table-cell office:value-type="string">
            <text:p>1A, 0.52V, DO-214AC (SMA)</text:p>
          </table:table-cell>
          <table:table-cell office:value-type="string">
            <text:p>B120-E3/5AT</text:p>
          </table:table-cell>
          <table:table-cell table:style-name="ce5" office:value-type="currency" office:currency="EUR" office:value="0.08">
            <text:p>0,08 €</text:p>
          </table:table-cell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D6</text:p>
          </table:table-cell>
          <table:table-cell office:value-type="string">
            <text:p>D_SCHOTTKY</text:p>
          </table:table-cell>
          <table:table-cell office:value-type="string">
            <text:p>1A, 0.52V, DO-214AC (SMA)</text:p>
          </table:table-cell>
          <table:table-cell office:value-type="string">
            <text:p>B120-E3/5AT</text:p>
          </table:table-cell>
          <table:table-cell table:style-name="ce5" office:value-type="currency" office:currency="EUR" office:value="0.08">
            <text:p>0,08 €</text:p>
          </table:table-cell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F1</text:p>
          </table:table-cell>
          <table:table-cell office:value-type="string">
            <text:p>MF-MSMF050-2</text:p>
          </table:table-cell>
          <table:table-cell office:value-type="string">
            <text:p>Resettable fuse </text:p>
          </table:table-cell>
          <table:table-cell office:value-type="string">
            <text:p>MF-MSMF050-2</text:p>
          </table:table-cell>
          <table:table-cell table:style-name="ce5" office:value-type="currency" office:currency="EUR" office:value="0.168">
            <text:p>0,17 €</text:p>
          </table:table-cell>
          <table:table-cell table:style-name="ce8" office:value-type="string">
            <text:p>Custom (done)</text:p>
          </table:table-cell>
        </table:table-row>
        <table:table-row table:style-name="ro1">
          <table:table-cell office:value-type="string">
            <text:p>JP1</text:p>
          </table:table-cell>
          <table:table-cell office:value-type="string">
            <text:p>JP_5</text:p>
          </table:table-cell>
          <table:table-cell office:value-type="string">
            <text:p>SWD debug connector</text:p>
          </table:table-cell>
          <table:table-cell office:value-type="string">
            <text:p>B5B-ZR-SM4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JP2</text:p>
          </table:table-cell>
          <table:table-cell office:value-type="string">
            <text:p>JUMPER-2</text:p>
          </table:table-cell>
          <table:table-cell table:number-columns-repeated="2" office:value-type="string">
            <text:p>Solder Jumper</text:p>
          </table:table-cell>
          <table:table-cell office:value-type="float" office:value="0">
            <text:p>0</text:p>
          </table:table-cell>
          <table:table-cell table:style-name="ce8" office:value-type="string">
            <text:p>0402</text:p>
          </table:table-cell>
        </table:table-row>
        <table:table-row table:style-name="ro1">
          <table:table-cell office:value-type="string">
            <text:p>JP3</text:p>
          </table:table-cell>
          <table:table-cell office:value-type="string">
            <text:p>JUMPER-2</text:p>
          </table:table-cell>
          <table:table-cell table:number-columns-repeated="2" office:value-type="string">
            <text:p>Solder Jumper</text:p>
          </table:table-cell>
          <table:table-cell office:value-type="float" office:value="0">
            <text:p>0</text:p>
          </table:table-cell>
          <table:table-cell table:style-name="ce8" office:value-type="string">
            <text:p>0402</text:p>
          </table:table-cell>
        </table:table-row>
        <table:table-row table:style-name="ro1">
          <table:table-cell office:value-type="string">
            <text:p>JP4</text:p>
          </table:table-cell>
          <table:table-cell office:value-type="string">
            <text:p>JUMPER-2</text:p>
          </table:table-cell>
          <table:table-cell table:number-columns-repeated="2" office:value-type="string">
            <text:p>Solder Jumper</text:p>
          </table:table-cell>
          <table:table-cell office:value-type="float" office:value="0">
            <text:p>0</text:p>
          </table:table-cell>
          <table:table-cell table:style-name="ce8" office:value-type="string">
            <text:p>0402</text:p>
          </table:table-cell>
        </table:table-row>
        <table:table-row table:style-name="ro1">
          <table:table-cell office:value-type="string">
            <text:p>JP5</text:p>
          </table:table-cell>
          <table:table-cell office:value-type="string">
            <text:p>JUMPER-2</text:p>
          </table:table-cell>
          <table:table-cell table:number-columns-repeated="2" office:value-type="string">
            <text:p>Solder Jumper</text:p>
          </table:table-cell>
          <table:table-cell office:value-type="float" office:value="0">
            <text:p>0</text:p>
          </table:table-cell>
          <table:table-cell table:style-name="ce8" office:value-type="string">
            <text:p>0402</text:p>
          </table:table-cell>
        </table:table-row>
        <table:table-row table:style-name="ro1">
          <table:table-cell office:value-type="string">
            <text:p>K1</text:p>
          </table:table-cell>
          <table:table-cell office:value-type="string">
            <text:p>CONN_3</text:p>
          </table:table-cell>
          <table:table-cell office:value-type="string">
            <text:p>ADC connector</text:p>
          </table:table-cell>
          <table:table-cell office:value-type="string">
            <text:p>B3B-ZR-SM4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K2</text:p>
          </table:table-cell>
          <table:table-cell office:value-type="string">
            <text:p>CONN_3</text:p>
          </table:table-cell>
          <table:table-cell office:value-type="string">
            <text:p>Power connector</text:p>
          </table:table-cell>
          <table:table-cell office:value-type="string">
            <text:p>S3B-ZR-SM4A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K3</text:p>
          </table:table-cell>
          <table:table-cell office:value-type="string">
            <text:p>CONN_3</text:p>
          </table:table-cell>
          <table:table-cell office:value-type="string">
            <text:p>Servo Connector</text:p>
          </table:table-cell>
          <table:table-cell office:value-type="string">
            <text:p>B3B-ZR-SM4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K4</text:p>
          </table:table-cell>
          <table:table-cell office:value-type="string">
            <text:p>CONN_3</text:p>
          </table:table-cell>
          <table:table-cell office:value-type="string">
            <text:p>Servo Connector</text:p>
          </table:table-cell>
          <table:table-cell office:value-type="string">
            <text:p>B3B-ZR-SM4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K5</text:p>
          </table:table-cell>
          <table:table-cell office:value-type="string">
            <text:p>CONN_3</text:p>
          </table:table-cell>
          <table:table-cell office:value-type="string">
            <text:p>Servo Connector</text:p>
          </table:table-cell>
          <table:table-cell office:value-type="string">
            <text:p>B3B-ZR-SM4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L1</text:p>
          </table:table-cell>
          <table:table-cell office:value-type="string">
            <text:p>fcm 0603</text:p>
          </table:table-cell>
          <table:table-cell office:value-type="string">
            <text:p>Ferrite cheap beads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P1</text:p>
          </table:table-cell>
          <table:table-cell office:value-type="string">
            <text:p>CONN_4</text:p>
          </table:table-cell>
          <table:table-cell office:value-type="string">
            <text:p>Serial Connector</text:p>
          </table:table-cell>
          <table:table-cell office:value-type="string">
            <text:p>S4B-ZR-SM4A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P2</text:p>
          </table:table-cell>
          <table:table-cell office:value-type="string">
            <text:p>CONN_4</text:p>
          </table:table-cell>
          <table:table-cell office:value-type="string">
            <text:p>Serial Connector</text:p>
          </table:table-cell>
          <table:table-cell office:value-type="string">
            <text:p>S4B-ZR-SM4A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P3</text:p>
          </table:table-cell>
          <table:table-cell office:value-type="string">
            <text:p>CONN_4</text:p>
          </table:table-cell>
          <table:table-cell office:value-type="string">
            <text:p>Serial Connector</text:p>
          </table:table-cell>
          <table:table-cell office:value-type="string">
            <text:p>S4B-ZR-SM4A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P4</text:p>
          </table:table-cell>
          <table:table-cell office:value-type="string">
            <text:p>CONN_4</text:p>
          </table:table-cell>
          <table:table-cell office:value-type="string">
            <text:p>Serial Connector</text:p>
          </table:table-cell>
          <table:table-cell office:value-type="string">
            <text:p>S4B-ZR-SM4A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P5</text:p>
          </table:table-cell>
          <table:table-cell office:value-type="string">
            <text:p>CONN_2</text:p>
          </table:table-cell>
          <table:table-cell office:value-type="string">
            <text:p>Dynamixel Connector</text:p>
          </table:table-cell>
          <table:table-cell office:value-type="string">
            <text:p>B2B-ZR-SM4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P6</text:p>
          </table:table-cell>
          <table:table-cell office:value-type="string">
            <text:p>CONN_2</text:p>
          </table:table-cell>
          <table:table-cell office:value-type="string">
            <text:p>I2C Power Connector</text:p>
          </table:table-cell>
          <table:table-cell office:value-type="string">
            <text:p>S2B-ZR-SM4A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Q2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 table:style-name="ce5" office:value-type="currency" office:currency="EUR" office:value="0.04">
            <text:p>0,04 €</text:p>
          </table:table-cell>
          <table:table-cell table:style-name="ce10" office:value-type="string">
            <text:p>Check existent</text:p>
          </table:table-cell>
        </table:table-row>
        <table:table-row table:style-name="ro1">
          <table:table-cell office:value-type="string">
            <text:p>Q3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 table:style-name="ce5" office:value-type="currency" office:currency="EUR" office:value="0.04">
            <text:p>0,04 €</text:p>
          </table:table-cell>
          <table:table-cell table:style-name="ce10" office:value-type="string">
            <text:p>Check existent</text:p>
          </table:table-cell>
        </table:table-row>
        <table:table-row table:style-name="ro1">
          <table:table-cell office:value-type="string">
            <text:p>Q4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 table:style-name="ce5" office:value-type="currency" office:currency="EUR" office:value="0.04">
            <text:p>0,04 €</text:p>
          </table:table-cell>
          <table:table-cell table:style-name="ce10" office:value-type="string">
            <text:p>Check existent</text:p>
          </table:table-cell>
        </table:table-row>
        <table:table-row table:style-name="ro1">
          <table:table-cell office:value-type="string">
            <text:p>Q5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 table:style-name="ce5" office:value-type="currency" office:currency="EUR" office:value="0.04">
            <text:p>0,04 €</text:p>
          </table:table-cell>
          <table:table-cell table:style-name="ce10" office:value-type="string">
            <text:p>Check existent</text:p>
          </table:table-cell>
        </table:table-row>
        <table:table-row table:style-name="ro1">
          <table:table-cell office:value-type="string">
            <text:p>Q6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 table:style-name="ce5" office:value-type="currency" office:currency="EUR" office:value="0.04">
            <text:p>0,04 €</text:p>
          </table:table-cell>
          <table:table-cell table:style-name="ce10" office:value-type="string">
            <text:p>Check existent</text:p>
          </table:table-cell>
        </table:table-row>
        <table:table-row table:style-name="ro1">
          <table:table-cell office:value-type="string">
            <text:p>Q7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 table:style-name="ce5" office:value-type="currency" office:currency="EUR" office:value="0.04">
            <text:p>0,04 €</text:p>
          </table:table-cell>
          <table:table-cell table:style-name="ce10" office:value-type="string">
            <text:p>Check existent</text:p>
          </table:table-cell>
        </table:table-row>
        <table:table-row table:style-name="ro1">
          <table:table-cell office:value-type="string">
            <text:p>Q8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 table:style-name="ce5" office:value-type="currency" office:currency="EUR" office:value="0.04">
            <text:p>0,04 €</text:p>
          </table:table-cell>
          <table:table-cell table:style-name="ce10" office:value-type="string">
            <text:p>Check existent</text:p>
          </table:table-cell>
        </table:table-row>
        <table:table-row table:style-name="ro1">
          <table:table-cell office:value-type="string">
            <text:p>Q9</text:p>
          </table:table-cell>
          <table:table-cell office:value-type="string">
            <text:p>MOS_N</text:p>
          </table:table-cell>
          <table:table-cell office:value-type="string">
            <text:p>SOT-23</text:p>
          </table:table-cell>
          <table:table-cell office:value-type="string">
            <text:p>?¿</text:p>
          </table:table-cell>
          <table:table-cell/>
          <table:table-cell table:style-name="ce8" office:value-type="string">
            <text:p>SOT-23</text:p>
          </table:table-cell>
        </table:table-row>
        <table:table-row table:style-name="ro1">
          <table:table-cell office:value-type="string">
            <text:p>Q10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 table:style-name="ce5" office:value-type="currency" office:currency="EUR" office:value="0.04">
            <text:p>0,04 €</text:p>
          </table:table-cell>
          <table:table-cell table:style-name="ce10" office:value-type="string">
            <text:p>Check existent</text:p>
          </table:table-cell>
        </table:table-row>
        <table:table-row table:style-name="ro1">
          <table:table-cell office:value-type="string">
            <text:p>Q11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 table:style-name="ce5" office:value-type="currency" office:currency="EUR" office:value="0.04">
            <text:p>0,04 €</text:p>
          </table:table-cell>
          <table:table-cell table:style-name="ce10" office:value-type="string">
            <text:p>Check existent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4.7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2</text:p>
          </table:table-cell>
          <table:table-cell office:value-type="string">
            <text:p>10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3</text:p>
          </table:table-cell>
          <table:table-cell office:value-type="string">
            <text:p>4.7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4</text:p>
          </table:table-cell>
          <table:table-cell office:value-type="string">
            <text:p>22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5</text:p>
          </table:table-cell>
          <table:table-cell office:value-type="string">
            <text:p>47R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6</text:p>
          </table:table-cell>
          <table:table-cell office:value-type="string">
            <text:p>510R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7</text:p>
          </table:table-cell>
          <table:table-cell office:value-type="string">
            <text:p>680R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8</text:p>
          </table:table-cell>
          <table:table-cell office:value-type="string">
            <text:p>680R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9</text:p>
          </table:table-cell>
          <table:table-cell office:value-type="string">
            <text:p>680R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10</text:p>
          </table:table-cell>
          <table:table-cell office:value-type="string">
            <text:p>510R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11</text:p>
          </table:table-cell>
          <table:table-cell office:value-type="string">
            <text:p>510R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12</text:p>
          </table:table-cell>
          <table:table-cell office:value-type="string">
            <text:p>22R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13</text:p>
          </table:table-cell>
          <table:table-cell office:value-type="string">
            <text:p>22R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14</text:p>
          </table:table-cell>
          <table:table-cell office:value-type="string">
            <text:p>4.7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16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17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18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19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20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21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22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23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24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25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26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27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28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29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30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31</text:p>
          </table:table-cell>
          <table:table-cell office:value-type="string">
            <text:p>4.7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32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33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34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35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36</text:p>
          </table:table-cell>
          <table:table-cell office:value-type="string">
            <text:p>4.7K</text:p>
          </table:table-cell>
          <table:table-cell office:value-type="string">
            <text:p>Resistor, 0603</text:p>
          </table:table-cell>
          <table:table-cell table:formula="of:=-[.F102]" office:value-type="float" office:value="0">
            <text:p>#VALUE!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37</text:p>
          </table:table-cell>
          <table:table-cell office:value-type="string">
            <text:p>4.7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SW1</text:p>
          </table:table-cell>
          <table:table-cell office:value-type="string">
            <text:p>SW_PUSH</text:p>
          </table:table-cell>
          <table:table-cell table:style-name="Default" office:value-type="string">
            <text:p>Tactile Switches 3.5X6 SPDT</text:p>
          </table:table-cell>
          <table:table-cell office:value-type="string">
            <text:p>506-FSMSM</text:p>
          </table:table-cell>
          <table:table-cell table:style-name="ce5" office:value-type="currency" office:currency="EUR" office:value="0.231">
            <text:p>0,23 €</text:p>
          </table:table-cell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SW2</text:p>
          </table:table-cell>
          <table:table-cell office:value-type="string">
            <text:p>SW_PUSH</text:p>
          </table:table-cell>
          <table:table-cell table:style-name="Default" office:value-type="string">
            <text:p>Tactile Switches 3.5X6 SPDT</text:p>
          </table:table-cell>
          <table:table-cell office:value-type="string">
            <text:p>506-FSMSM</text:p>
          </table:table-cell>
          <table:table-cell table:style-name="ce5" office:value-type="currency" office:currency="EUR" office:value="0.231">
            <text:p>0,23 €</text:p>
          </table:table-cell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SW3</text:p>
          </table:table-cell>
          <table:table-cell office:value-type="string">
            <text:p>SW_PUSH</text:p>
          </table:table-cell>
          <table:table-cell table:style-name="Default" office:value-type="string">
            <text:p>Tactile Switches 3.5X6 SPDT</text:p>
          </table:table-cell>
          <table:table-cell office:value-type="string">
            <text:p>506-FSMSM</text:p>
          </table:table-cell>
          <table:table-cell table:style-name="ce5" office:value-type="currency" office:currency="EUR" office:value="0.231">
            <text:p>0,23 €</text:p>
          </table:table-cell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U1</text:p>
          </table:table-cell>
          <table:table-cell office:value-type="string">
            <text:p>L3GD20</text:p>
          </table:table-cell>
          <table:table-cell office:value-type="string">
            <text:p>Gyro, LGA-16</text:p>
          </table:table-cell>
          <table:table-cell office:value-type="string">
            <text:p>-</text:p>
          </table:table-cell>
          <table:table-cell table:style-name="ce5" office:value-type="currency" office:currency="EUR" office:value="5.41">
            <text:p>5,41 €</text:p>
          </table:table-cell>
          <table:table-cell table:style-name="ce9" office:value-type="string">
            <text:p>Custom (done)</text:p>
          </table:table-cell>
        </table:table-row>
        <table:table-row table:style-name="ro1">
          <table:table-cell table:style-name="ce2" office:value-type="string">
            <text:p>U2</text:p>
          </table:table-cell>
          <table:table-cell table:style-name="ce2" office:value-type="string">
            <text:p>LSM303DLHC</text:p>
          </table:table-cell>
          <table:table-cell table:style-name="ce2" office:value-type="string">
            <text:p>Acc, LGA-14 (L)</text:p>
          </table:table-cell>
          <table:table-cell table:style-name="ce2" office:value-type="string">
            <text:p>-</text:p>
          </table:table-cell>
          <table:table-cell table:style-name="ce2"/>
          <table:table-cell table:style-name="ce11" office:value-type="string">
            <text:p>No Footprint</text:p>
          </table:table-cell>
        </table:table-row>
        <table:table-row table:style-name="ro1">
          <table:table-cell table:style-name="ce2" office:value-type="string">
            <text:p>U3</text:p>
          </table:table-cell>
          <table:table-cell table:style-name="ce2" office:value-type="string">
            <text:p>MCP1825S</text:p>
          </table:table-cell>
          <table:table-cell table:style-name="ce2" office:value-type="string">
            <text:p>LDO 3V, <text:s/>SOT-223</text:p>
          </table:table-cell>
          <table:table-cell table:style-name="ce2" office:value-type="string">
            <text:p>MCP1825S-3002E/DB</text:p>
          </table:table-cell>
          <table:table-cell table:style-name="ce6" office:value-type="currency" office:currency="EUR" office:value="0.448">
            <text:p>0,45 €</text:p>
          </table:table-cell>
          <table:table-cell table:style-name="ce12" office:value-type="string">
            <text:p>Footprint</text:p>
          </table:table-cell>
        </table:table-row>
        <table:table-row table:style-name="ro1">
          <table:table-cell office:value-type="string">
            <text:p>U4</text:p>
          </table:table-cell>
          <table:table-cell office:value-type="string">
            <text:p>STM32F407VG</text:p>
          </table:table-cell>
          <table:table-cell office:value-type="string">
            <text:p>TQFP100</text:p>
          </table:table-cell>
          <table:table-cell office:value-type="string">
            <text:p>-</text:p>
          </table:table-cell>
          <table:table-cell table:style-name="ce5" office:value-type="currency" office:currency="EUR" office:value="12.79">
            <text:p>12,79 €</text:p>
          </table:table-cell>
          <table:table-cell table:style-name="ce13" office:value-type="string">
            <text:p>Don't know</text:p>
          </table:table-cell>
        </table:table-row>
        <table:table-row table:style-name="ro1">
          <table:table-cell office:value-type="string">
            <text:p>U5</text:p>
          </table:table-cell>
          <table:table-cell office:value-type="string">
            <text:p>XBEE</text:p>
          </table:table-cell>
          <table:table-cell office:value-type="string">
            <text:p>xBee SMD pin strips</text:p>
          </table:table-cell>
          <table:table-cell office:value-type="string">
            <text:p>DigiKey: S5902-10-ND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U6</text:p>
          </table:table-cell>
          <table:table-cell office:value-type="string">
            <text:p>74AHC2G126</text:p>
          </table:table-cell>
          <table:table-cell office:value-type="string">
            <text:p>Buffers, VSSOP8</text:p>
          </table:table-cell>
          <table:table-cell office:value-type="string">
            <text:p>74AHC2G126DC,125</text:p>
          </table:table-cell>
          <table:table-cell table:style-name="ce5" office:value-type="currency" office:currency="EUR" office:value="0.168">
            <text:p>0,17 €</text:p>
          </table:table-cell>
          <table:table-cell table:style-name="ce9" office:value-type="string">
            <text:p>Footprint</text:p>
          </table:table-cell>
        </table:table-row>
        <table:table-row table:style-name="ro1">
          <table:table-cell office:value-type="string">
            <text:p>USB1</text:p>
          </table:table-cell>
          <table:table-cell office:value-type="string">
            <text:p>USBCONN</text:p>
          </table:table-cell>
          <table:table-cell office:value-type="string">
            <text:p>USB mini type B</text:p>
          </table:table-cell>
          <table:table-cell office:value-type="string">
            <text:p>Ask for it</text:p>
          </table:table-cell>
          <table:table-cell/>
          <table:table-cell table:style-name="ce8" office:value-type="string">
            <text:p>Footprint</text:p>
          </table:table-cell>
        </table:table-row>
        <table:table-row table:style-name="ro1">
          <table:table-cell office:value-type="string">
            <text:p>X1</text:p>
          </table:table-cell>
          <table:table-cell office:value-type="string">
            <text:p>8MHz</text:p>
          </table:table-cell>
          <table:table-cell office:value-type="string">
            <text:p>8MHz, 30ppm, 18pF</text:p>
          </table:table-cell>
          <table:table-cell office:value-type="string">
            <text:p>7A-8.000MAAJ-T</text:p>
          </table:table-cell>
          <table:table-cell table:style-name="ce5" office:value-type="currency" office:currency="EUR" office:value="0.6">
            <text:p>0,60 €</text:p>
          </table:table-cell>
          <table:table-cell table:style-name="ce9" office:value-type="string">
            <text:p>Custom (done)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3" office:value-type="string">
            <text:p>Total price:</text:p>
          </table:table-cell>
          <table:table-cell table:style-name="ce3" table:formula="of:=SUM([.E2:.E110])" office:value-type="currency" office:currency="EUR" office:value="21.437">
            <text:p>21,44 €</text:p>
          </table:table-cell>
          <table:table-cell table:style-name="ce3" table:formula="of:=1.21*[.C113]" office:value-type="currency" office:currency="EUR" office:value="25.93877">
            <text:p>25,94 €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Worst case ( 1 board )</text:p>
          </table:table-cell>
          <table:table-cell office:value-type="string">
            <text:p>VAT included</text:p>
          </table:table-cell>
          <table:table-cell table:number-columns-repeated="2"/>
        </table:table-row>
        <table:table-row table:style-name="ro1" table:number-rows-repeated="1048461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7">17/02/2014</text:date>, <text:time>13:33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17T13:33:17</dc:date>
    <dc:creator>david </dc:creator>
    <meta:generator>LibreOffice/3.4$Linux LibreOffice_project/340m1$Build-402</meta:generator>
    <meta:editing-duration>P1DT9H8M36S</meta:editing-duration>
    <meta:editing-cycles>68</meta:editing-cycles>
    <meta:document-statistic meta:table-count="1" meta:cell-count="582" meta:object-count="0"/>
  </office:meta>
</office:document-meta>
</file>